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2" style:family="table">
      <style:table-properties style:width="16.999cm" table:align="margins" fo:keep-with-next="always" style:writing-mode="lr-tb"/>
    </style:style>
    <style:style style:name="Таблица2.A" style:family="table-column">
      <style:table-column-properties style:column-width="8.44cm" style:rel-column-width="32539*"/>
    </style:style>
    <style:style style:name="Таблица2.B" style:family="table-column">
      <style:table-column-properties style:column-width="8.558cm" style:rel-column-width="32996*"/>
    </style:style>
    <style:style style:name="Таблица2.1" style:family="table-row">
      <style:table-row-properties style:min-row-height="0.714cm" style:keep-together="true" fo:keep-together="auto"/>
    </style:style>
    <style:style style:name="Таблица2.A1" style:family="table-cell">
      <style:table-cell-properties fo:padding-left="0.049cm" fo:padding-right="0.049cm" fo:padding-top="0cm" fo:padding-bottom="0cm" fo:border-left="0.018cm solid #000000" fo:border-right="none" fo:border-top="0.018cm solid #000000" fo:border-bottom="0.018cm solid #000000"/>
    </style:style>
    <style:style style:name="Таблица2.B1" style:family="table-cell">
      <style:table-cell-properties fo:padding-left="0.049cm" fo:padding-right="0.049cm" fo:padding-top="0cm" fo:padding-bottom="0cm" fo:border="0.018cm solid #000000"/>
    </style:style>
    <style:style style:name="Таблица2.A2" style:family="table-cell">
      <style:table-cell-properties fo:padding-left="0.049cm" fo:padding-right="0.049cm" fo:padding-top="0cm" fo:padding-bottom="0cm" fo:border-left="0.018cm solid #000000" fo:border-right="none" fo:border-top="none" fo:border-bottom="0.018cm solid #000000"/>
    </style:style>
    <style:style style:name="Таблица2.B2" style:family="table-cell">
      <style:table-cell-properties fo:padding-left="0.049cm" fo:padding-right="0.049cm" fo:padding-top="0cm" fo:padding-bottom="0cm" fo:border-left="0.018cm solid #000000" fo:border-right="0.018cm solid #000000" fo:border-top="none" fo:border-bottom="0.018cm solid #000000"/>
    </style:style>
    <style:style style:name="Таблица2.3" style:family="table-row">
      <style:table-row-properties style:min-row-height="0.847cm" style:keep-together="true" fo:keep-together="auto"/>
    </style:style>
    <style:style style:name="Таблица2.4" style:family="table-row">
      <style:table-row-properties style:min-row-height="0.796cm" style:keep-together="true" fo:keep-together="auto"/>
    </style:style>
    <style:style style:name="Таблица2.6" style:family="table-row">
      <style:table-row-properties style:min-row-height="1.097cm" style:keep-together="true" fo:keep-together="auto"/>
    </style:style>
    <style:style style:name="Таблица4" style:family="table">
      <style:table-properties style:width="16.999cm" table:align="margins"/>
    </style:style>
    <style:style style:name="Таблица4.A" style:family="table-column">
      <style:table-column-properties style:column-width="8.498cm" style:rel-column-width="32767*"/>
    </style:style>
    <style:style style:name="Таблица4.B" style:family="table-column">
      <style:table-column-properties style:column-width="8.5cm" style:rel-column-width="32768*"/>
    </style:style>
    <style:style style:name="Таблица4.1" style:family="table-row">
      <style:table-row-properties style:min-row-height="2.011cm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B1" style:family="table-cell">
      <style:table-cell-properties fo:padding="0.097cm" fo:border="0.002cm solid #000000"/>
    </style:style>
    <style:style style:name="Таблица3" style:family="table">
      <style:table-properties style:width="17.013cm" fo:margin-left="-0.042cm" fo:margin-right="0.028cm" table:align="margins"/>
    </style:style>
    <style:style style:name="Таблица3.A" style:family="table-column">
      <style:table-column-properties style:column-width="8.546cm" style:rel-column-width="32920*"/>
    </style:style>
    <style:style style:name="Таблица3.B" style:family="table-column">
      <style:table-column-properties style:column-width="8.467cm" style:rel-column-width="32615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B1" style:family="table-cell">
      <style:table-cell-properties fo:padding="0.097cm" fo:border="0.002cm solid #000000"/>
    </style:style>
    <style:style style:name="Таблица5" style:family="table">
      <style:table-properties style:width="16.999cm" table:align="margins"/>
    </style:style>
    <style:style style:name="Таблица5.A" style:family="table-column">
      <style:table-column-properties style:column-width="8.498cm" style:rel-column-width="32767*"/>
    </style:style>
    <style:style style:name="Таблица5.B" style:family="table-column">
      <style:table-column-properties style:column-width="8.5cm" style:rel-column-width="32768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B1" style:family="table-cell">
      <style:table-cell-properties fo:padding="0.097cm" fo:border="0.002cm solid #000000"/>
    </style:style>
    <style:style style:name="Таблица9" style:family="table">
      <style:table-properties style:width="16.999cm" table:align="margins"/>
    </style:style>
    <style:style style:name="Таблица9.A" style:family="table-column">
      <style:table-column-properties style:column-width="8.498cm" style:rel-column-width="32767*"/>
    </style:style>
    <style:style style:name="Таблица9.B" style:family="table-column">
      <style:table-column-properties style:column-width="8.5cm" style:rel-column-width="32768*"/>
    </style:style>
    <style:style style:name="Таблица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9.B1" style:family="table-cell">
      <style:table-cell-properties fo:padding="0.097cm" fo:border="0.002cm solid #000000"/>
    </style:style>
    <style:style style:name="Таблица6" style:family="table">
      <style:table-properties style:width="16.999cm" table:align="margins"/>
    </style:style>
    <style:style style:name="Таблица6.A" style:family="table-column">
      <style:table-column-properties style:column-width="14.87cm" style:rel-column-width="57326*"/>
    </style:style>
    <style:style style:name="Таблица6.B" style:family="table-column">
      <style:table-column-properties style:column-width="2.129cm" style:rel-column-width="8209*"/>
    </style:style>
    <style:style style:name="Таблица6.1" style:family="table-row">
      <style:table-row-properties style:min-row-height="1.535cm"/>
    </style:style>
    <style:style style:name="Таблица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6.B1" style:family="table-cell">
      <style:table-cell-properties fo:padding="0.097cm" fo:border="0.002cm solid #000000"/>
    </style:style>
    <style:style style:name="Таблица7" style:family="table">
      <style:table-properties style:width="16.999cm" table:align="margins"/>
    </style:style>
    <style:style style:name="Таблица7.A" style:family="table-column">
      <style:table-column-properties style:column-width="14.817cm" style:rel-column-width="57122*"/>
    </style:style>
    <style:style style:name="Таблица7.B" style:family="table-column">
      <style:table-column-properties style:column-width="2.182cm" style:rel-column-width="8413*"/>
    </style:style>
    <style:style style:name="Таблица7.1" style:family="table-row">
      <style:table-row-properties style:min-row-height="1.164cm"/>
    </style:style>
    <style:style style:name="Таблица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7.B1" style:family="table-cell">
      <style:table-cell-properties fo:padding="0.097cm" fo:border="0.002cm solid #000000"/>
    </style:style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3.995cm" style:rel-column-width="15402*"/>
    </style:style>
    <style:style style:name="Таблица1.B" style:family="table-column">
      <style:table-column-properties style:column-width="13.003cm" style:rel-column-width="50133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8" style:family="table">
      <style:table-properties style:width="16.633cm" table:align="left"/>
    </style:style>
    <style:style style:name="Таблица8.A" style:family="table-column">
      <style:table-column-properties style:column-width="4.096cm"/>
    </style:style>
    <style:style style:name="Таблица8.B" style:family="table-column">
      <style:table-column-properties style:column-width="3.154cm"/>
    </style:style>
    <style:style style:name="Таблица8.C" style:family="table-column">
      <style:table-column-properties style:column-width="3.863cm"/>
    </style:style>
    <style:style style:name="Таблица8.D" style:family="table-column">
      <style:table-column-properties style:column-width="5.521cm"/>
    </style:style>
    <style:style style:name="Таблица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8.D1" style:family="table-cell">
      <style:table-cell-properties fo:padding="0.097cm" fo:border="0.002cm solid #000000"/>
    </style:style>
    <style:style style:name="Таблица8.A2" style:family="table-cell">
      <style:table-cell-properties fo:padding="0.097cm" fo:border-left="0.002cm solid #000000" fo:border-right="none" fo:border-top="none" fo:border-bottom="0.002cm solid #000000"/>
    </style:style>
    <style:style style:name="Таблица8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8.D4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font-weight="bold" style:font-weight-asian="bold" style:font-weight-complex="bold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en" fo:country="US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en" fo:country="US" fo:font-weight="bold" style:font-weight-asian="bold" style:font-weight-complex="bold"/>
    </style:style>
    <style:style style:name="P10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font-style="italic" style:font-style-asian="italic" style:font-style-complex="italic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ru" fo:country="RU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uk" fo:country="UA"/>
    </style:style>
    <style:style style:name="P13" style:family="paragraph" style:parent-style-name="Standard">
      <style:paragraph-properties fo:margin-left="0cm" fo:margin-right="0cm" fo:text-align="end" style:justify-single-word="false" fo:text-indent="0cm" style:auto-text-indent="false" fo:break-before="page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text-properties fo:font-weight="bold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7" style:family="paragraph" style:parent-style-name="Standard">
      <style:paragraph-properties fo:text-align="end" style:justify-single-word="false"/>
      <style:text-properties fo:font-weight="bold" fo:background-color="#ffffff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color="#ff0000" fo:font-size="11pt" fo:language="uk" fo:country="UA" fo:font-weight="bold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color="#355e00" fo:font-size="11pt" fo:language="uk" fo:country="UA" fo:font-weight="bold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ize="11pt" fo:language="uk" fo:country="UA"/>
    </style:style>
    <style:style style:name="P21" style:family="paragraph" style:parent-style-name="Standard">
      <style:paragraph-properties fo:text-align="center" style:justify-single-word="false"/>
      <style:text-properties fo:font-size="11pt" fo:language="uk" fo:country="UA"/>
    </style:style>
    <style:style style:name="P22" style:family="paragraph" style:parent-style-name="Standard">
      <style:paragraph-properties fo:text-align="center" style:justify-single-word="false"/>
      <style:text-properties fo:font-size="11pt" fo:language="uk" fo:country="UA" fo:background-color="#ffffff"/>
    </style:style>
    <style:style style:name="P23" style:family="paragraph" style:parent-style-name="Standard">
      <style:paragraph-properties fo:text-align="center" style:justify-single-word="false"/>
      <style:text-properties fo:font-size="11pt"/>
    </style:style>
    <style:style style:name="P24" style:family="paragraph" style:parent-style-name="Standard">
      <style:paragraph-properties fo:text-align="center" style:justify-single-word="false"/>
      <style:text-properties fo:font-size="11pt" fo:language="ru" fo:country="RU"/>
    </style:style>
    <style:style style:name="P25" style:family="paragraph" style:parent-style-name="Standard">
      <style:paragraph-properties fo:text-align="justify" style:justify-single-word="false"/>
      <style:text-properties fo:background-color="#ffffff"/>
    </style:style>
    <style:style style:name="P26" style:family="paragraph" style:parent-style-name="Standard">
      <style:text-properties fo:font-weight="normal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language="uk" fo:country="UA"/>
    </style:style>
    <style:style style:name="P28" style:family="paragraph" style:parent-style-name="Standard">
      <style:paragraph-properties fo:text-align="justify" style:justify-single-word="false"/>
    </style:style>
    <style:style style:name="P29" style:family="paragraph" style:parent-style-name="Standard">
      <style:paragraph-properties fo:text-align="justify" style:justify-single-word="false"/>
      <style:text-properties fo:background-color="transparent"/>
    </style:style>
    <style:style style:name="P30" style:family="paragraph" style:parent-style-name="Standard">
      <style:paragraph-properties fo:text-align="end" style:justify-single-word="false"/>
    </style:style>
    <style:style style:name="P31" style:family="paragraph" style:parent-style-name="Standard">
      <style:paragraph-properties fo:text-align="justify" style:justify-single-word="false"/>
      <style:text-properties fo:color="#b3b300" fo:font-size="11pt" fo:language="ru" fo:country="RU" fo:font-weight="bold" style:font-weight-asian="bold" style:font-weight-complex="bold"/>
    </style:style>
    <style:style style:name="P32" style:family="paragraph" style:parent-style-name="Standard">
      <style:paragraph-properties fo:margin-left="0cm" fo:margin-right="0cm" fo:text-indent="1cm" style:auto-text-indent="false"/>
      <style:text-properties fo:font-style="italic" style:font-style-asian="italic" style:font-style-complex="italic"/>
    </style:style>
    <style:style style:name="P33" style:family="paragraph" style:parent-style-name="Standard">
      <style:paragraph-properties fo:margin-left="0cm" fo:margin-right="0cm" fo:text-align="justify" style:justify-single-word="false" fo:text-indent="1cm" style:auto-text-indent="false"/>
    </style:style>
    <style:style style:name="P34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background-color="#ffffff"/>
    </style:style>
    <style:style style:name="P35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language="ru" fo:country="RU"/>
    </style:style>
    <style:style style:name="P37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language="ru" fo:country="RU" fo:font-weight="bold" style:font-weight-asian="bold" style:font-weight-complex="bold"/>
    </style:style>
    <style:style style:name="P38" style:family="paragraph" style:parent-style-name="Standard">
      <style:paragraph-properties fo:margin-left="0cm" fo:margin-right="0cm" fo:margin-top="0cm" fo:margin-bottom="0.101cm" fo:text-align="justify" style:justify-single-word="false" fo:text-indent="1cm" style:auto-text-indent="false"/>
      <style:text-properties fo:background-color="#ffffff"/>
    </style:style>
    <style:style style:name="P39" style:family="paragraph" style:parent-style-name="Table_20_Contents">
      <style:paragraph-properties fo:text-align="justify" style:justify-single-word="false"/>
      <style:text-properties fo:font-size="11pt"/>
    </style:style>
    <style:style style:name="P40" style:family="paragraph" style:parent-style-name="Table_20_Contents">
      <style:paragraph-properties fo:text-align="center" style:justify-single-word="false"/>
      <style:text-properties fo:font-size="11pt"/>
    </style:style>
    <style:style style:name="P41" style:family="paragraph" style:parent-style-name="Table_20_Contents">
      <style:paragraph-properties fo:text-align="center" style:justify-single-word="false"/>
      <style:text-properties fo:font-size="11pt" fo:language="en" fo:country="US"/>
    </style:style>
    <style:style style:name="P42" style:family="paragraph" style:parent-style-name="Table_20_Contents">
      <style:paragraph-properties fo:text-align="justify" style:justify-single-word="false"/>
      <style:text-properties fo:color="#280099" fo:font-size="11pt" fo:language="ru" fo:country="RU" fo:font-weight="bold" style:font-weight-asian="bold" style:font-weight-complex="bold"/>
    </style:style>
    <style:style style:name="P43" style:family="paragraph" style:parent-style-name="Table_20_Contents">
      <style:paragraph-properties fo:text-align="justify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Heading">
      <style:text-properties fo:font-size="11pt" fo:language="uk" fo:country="UA"/>
    </style:style>
    <style:style style:name="P46" style:family="paragraph" style:parent-style-name="Table_20_Heading">
      <style:text-properties fo:font-size="11pt" fo:language="ru" fo:country="RU"/>
    </style:style>
    <style:style style:name="P47" style:family="paragraph" style:parent-style-name="Standard">
      <style:paragraph-properties fo:text-align="justify" style:justify-single-word="false" fo:background-color="transparent">
        <style:background-image/>
      </style:paragraph-properties>
    </style:style>
    <style:style style:name="P48" style:family="paragraph" style:parent-style-name="Standard">
      <style:paragraph-properties fo:margin-left="0cm" fo:margin-right="0cm" fo:margin-top="0.101cm" fo:margin-bottom="0.101cm" fo:text-align="center" style:justify-single-word="false" fo:text-indent="-0.026cm" style:auto-text-indent="false">
        <style:tab-stops/>
      </style:paragraph-properties>
      <style:text-properties fo:font-weight="bold" style:font-weight-asian="bold" style:font-weight-complex="bold"/>
    </style:style>
    <style:style style:name="P49" style:family="paragraph" style:parent-style-name="Standard">
      <style:paragraph-properties fo:margin-left="0cm" fo:margin-right="0cm" fo:margin-top="0.101cm" fo:margin-bottom="0cm" fo:text-align="center" style:justify-single-word="false" fo:text-indent="-0.026cm" style:auto-text-indent="false">
        <style:tab-stops/>
      </style:paragraph-properties>
    </style:style>
    <style:style style:name="P50" style:family="paragraph" style:parent-style-name="Standard">
      <style:paragraph-properties fo:margin-left="3.863cm" fo:margin-right="0cm" fo:text-indent="1cm" style:auto-text-indent="false"/>
      <style:text-properties fo:font-weight="bold" style:font-weight-asian="bold" style:font-weight-complex="bold"/>
    </style:style>
    <style:style style:name="P51" style:family="paragraph" style:parent-style-name="Standard">
      <style:paragraph-properties fo:margin-top="0.101cm" fo:margin-bottom="0cm" fo:text-align="justify" style:justify-single-word="false"/>
    </style:style>
    <style:style style:name="P52" style:family="paragraph" style:parent-style-name="Standard">
      <style:paragraph-properties fo:margin-left="0cm" fo:margin-right="0cm" fo:text-align="justify" style:justify-single-word="false" fo:text-indent="0.979cm" style:auto-text-indent="false"/>
      <style:text-properties fo:language="ru" fo:country="RU"/>
    </style:style>
    <style:style style:name="P53" style:family="paragraph" style:parent-style-name="Bibliography_20_1">
      <style:paragraph-properties>
        <style:tab-stops/>
      </style:paragraph-properties>
    </style:style>
    <style:style style:name="P54" style:family="paragraph" style:parent-style-name="Standard" style:list-style-name="L1">
      <style:paragraph-properties fo:margin-left="2.501cm" fo:margin-right="0cm" fo:margin-top="0cm" fo:margin-bottom="0.101cm" fo:text-align="justify" style:justify-single-word="false" fo:text-indent="-0.635cm" style:auto-text-indent="false"/>
      <style:text-properties fo:background-color="#ffffff"/>
    </style:style>
    <style:style style:name="P55" style:family="paragraph" style:parent-style-name="Standard" style:list-style-name="L2">
      <style:paragraph-properties fo:margin-left="2.501cm" fo:margin-right="0cm" fo:text-align="justify" style:justify-single-word="false" fo:text-indent="-0.635cm" style:auto-text-indent="false"/>
      <style:text-properties fo:language="ru" fo:country="RU"/>
    </style:style>
    <style:style style:name="P56" style:family="paragraph" style:parent-style-name="Standard" style:list-style-name="L4">
      <style:paragraph-properties fo:margin-left="2.501cm" fo:margin-right="0cm" fo:text-align="justify" style:justify-single-word="false" fo:text-indent="-0.635cm" style:auto-text-indent="false"/>
      <style:text-properties fo:language="ru" fo:country="RU"/>
    </style:style>
    <style:style style:name="P57" style:family="paragraph" style:parent-style-name="Standard" style:list-style-name="L4">
      <style:paragraph-properties fo:margin-left="2.501cm" fo:margin-right="0cm" fo:text-align="justify" style:justify-single-word="false" fo:text-indent="-0.635cm" style:auto-text-indent="false"/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P58" style:family="paragraph" style:parent-style-name="Standard" style:list-style-name="L2">
      <style:paragraph-properties fo:margin-left="2.501cm" fo:margin-right="0cm" fo:text-align="justify" style:justify-single-word="false" fo:text-indent="-0.635cm" style:auto-text-indent="false"/>
      <style:text-properties style:use-window-font-color="true" fo:language="ru" fo:country="RU"/>
    </style:style>
    <style:style style:name="P59" style:family="paragraph" style:parent-style-name="Standard" style:list-style-name="L2">
      <style:paragraph-properties fo:margin-left="2.501cm" fo:margin-right="0cm" fo:text-align="justify" style:justify-single-word="false" fo:text-indent="-0.635cm" style:auto-text-indent="false"/>
      <style:text-properties style:use-window-font-color="true" fo:language="ru" fo:country="RU" fo:background-color="#ffffff"/>
    </style:style>
    <style:style style:name="P60" style:family="paragraph" style:parent-style-name="Standard" style:list-style-name="L3">
      <style:paragraph-properties fo:margin-left="2.501cm" fo:margin-right="0cm" fo:text-align="justify" style:justify-single-word="false" fo:text-indent="-0.635cm" style:auto-text-indent="false"/>
    </style:style>
    <style:style style:name="P61" style:family="paragraph" style:parent-style-name="Standard" style:list-style-name="L5">
      <style:paragraph-properties fo:margin-left="2.501cm" fo:margin-right="0cm" fo:text-align="justify" style:justify-single-word="false" fo:text-indent="-0.635cm" style:auto-text-indent="false"/>
    </style:style>
    <style:style style:name="P62" style:family="paragraph" style:parent-style-name="Standard" style:list-style-name="L11">
      <style:paragraph-properties fo:margin-left="2.501cm" fo:margin-right="0cm" fo:text-align="justify" style:justify-single-word="false" fo:text-indent="-0.635cm" style:auto-text-indent="false"/>
    </style:style>
    <style:style style:name="P63" style:family="paragraph" style:parent-style-name="Standard" style:list-style-name="L12">
      <style:paragraph-properties fo:margin-left="2.501cm" fo:margin-right="0cm" fo:text-align="justify" style:justify-single-word="false" fo:text-indent="-0.635cm" style:auto-text-indent="false"/>
    </style:style>
    <style:style style:name="P64" style:family="paragraph" style:parent-style-name="Standard" style:list-style-name="L13">
      <style:paragraph-properties fo:margin-left="2.501cm" fo:margin-right="0cm" fo:text-align="justify" style:justify-single-word="false" fo:text-indent="-0.635cm" style:auto-text-indent="false"/>
    </style:style>
    <style:style style:name="P65" style:family="paragraph" style:parent-style-name="Standard" style:list-style-name="L5">
      <style:paragraph-properties fo:margin-left="2.501cm" fo:margin-right="0cm" fo:text-align="justify" style:justify-single-word="false" fo:text-indent="-0.635cm" style:auto-text-indent="false"/>
      <style:text-properties fo:language="en" fo:country="US"/>
    </style:style>
    <style:style style:name="P66" style:family="paragraph" style:parent-style-name="Standard" style:list-style-name="L6">
      <style:paragraph-properties fo:margin-left="0cm" fo:margin-right="0cm" fo:text-align="start" style:justify-single-word="false" fo:text-indent="0cm" style:auto-text-indent="false"/>
    </style:style>
    <style:style style:name="P67" style:family="paragraph" style:parent-style-name="Standard" style:list-style-name="L7">
      <style:paragraph-properties fo:margin-left="0cm" fo:margin-right="0cm" fo:text-align="start" style:justify-single-word="false" fo:text-indent="0cm" style:auto-text-indent="false" style:text-autospace="none"/>
    </style:style>
    <style:style style:name="P68" style:family="paragraph" style:parent-style-name="Standard" style:list-style-name="L8">
      <style:paragraph-properties fo:margin-left="0cm" fo:margin-right="0cm" fo:text-indent="0cm" style:auto-text-indent="false"/>
    </style:style>
    <style:style style:name="P69" style:family="paragraph" style:parent-style-name="Standard" style:list-style-name="L9">
      <style:paragraph-properties fo:margin-left="0cm" fo:margin-right="0cm" fo:text-indent="0cm" style:auto-text-indent="false"/>
    </style:style>
    <style:style style:name="P70" style:family="paragraph" style:parent-style-name="Standard" style:list-style-name="L10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71" style:family="paragraph" style:parent-style-name="Standard" style:list-style-name="L10">
      <style:paragraph-properties fo:margin-left="0cm" fo:margin-right="0cm" fo:text-indent="0cm" style:auto-text-indent="false"/>
    </style:style>
    <style:style style:name="P72" style:family="paragraph" style:parent-style-name="Standard" style:list-style-name="L8">
      <style:paragraph-properties fo:margin-left="0.026cm" fo:margin-right="0cm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P73" style:family="paragraph" style:parent-style-name="Heading_20_2">
      <style:paragraph-properties fo:margin-top="0.42cm" fo:margin-bottom="0cm"/>
    </style:style>
    <style:style style:name="T1" style:family="text">
      <style:text-properties fo:background-color="#ebeff9"/>
    </style:style>
    <style:style style:name="T2" style:family="text">
      <style:text-properties fo:background-color="#fffff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fo:background-color="#ebeff9" style:font-weight-asian="bold" style:font-weight-complex="bold"/>
    </style:style>
    <style:style style:name="T5" style:family="text">
      <style:text-properties fo:font-weight="bold" fo:background-color="#ffffff" style:font-weight-asian="bold" style:font-weight-complex="bold"/>
    </style:style>
    <style:style style:name="T6" style:family="text">
      <style:text-properties fo:font-weight="bold" fo:background-color="transparent" style:font-weight-asian="bold" style:font-weight-complex="bold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italic" fo:font-weight="bold" style:font-weight-asian="bold" style:font-weight-complex="bold"/>
    </style:style>
    <style:style style:name="T9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language="en" fo:country="US" fo:font-weight="bold" style:font-weight-asian="bold" style:font-weight-complex="bold"/>
    </style:style>
    <style:style style:name="T11" style:family="text">
      <style:text-properties fo:language="en" fo:country="US" fo:font-weight="normal" style:font-weight-asian="normal" style:font-weight-complex="normal"/>
    </style:style>
    <style:style style:name="T12" style:family="text">
      <style:text-properties fo:language="en" fo:country="US" fo:background-color="#ffffff"/>
    </style:style>
    <style:style style:name="T13" style:family="text">
      <style:text-properties fo:language="uk" fo:country="UA"/>
    </style:style>
    <style:style style:name="T14" style:family="text">
      <style:text-properties fo:language="uk" fo:country="UA" fo:background-color="#ffffff"/>
    </style:style>
    <style:style style:name="T15" style:family="text">
      <style:text-properties fo:language="uk" fo:country="UA" fo:background-color="transparent"/>
    </style:style>
    <style:style style:name="T16" style:family="text">
      <style:text-properties fo:language="uk" fo:country="UA"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language="uk" fo:country="UA" fo:font-weight="normal" style:font-weight-asian="normal" style:font-weight-complex="normal"/>
    </style:style>
    <style:style style:name="T18" style:family="text">
      <style:text-properties fo:font-size="11pt" fo:language="uk" fo:country="UA"/>
    </style:style>
    <style:style style:name="T19" style:family="text">
      <style:text-properties fo:font-size="11pt" fo:language="uk" fo:country="UA" fo:font-style="italic" fo:background-color="#ffffff"/>
    </style:style>
    <style:style style:name="T20" style:family="text">
      <style:text-properties fo:font-size="11pt" fo:language="uk" fo:country="UA" fo:background-color="#ffffff"/>
    </style:style>
    <style:style style:name="T21" style:family="text">
      <style:text-properties fo:font-size="11pt" fo:language="uk" fo:country="UA" fo:background-color="transparent"/>
    </style:style>
    <style:style style:name="T22" style:family="text">
      <style:text-properties fo:font-size="11pt" fo:language="en" fo:country="US"/>
    </style:style>
    <style:style style:name="T23" style:family="text">
      <style:text-properties fo:language="ru" fo:country="RU"/>
    </style:style>
    <style:style style:name="T24" style:family="text">
      <style:text-properties fo:language="ru" fo:country="RU" fo:background-color="#ffffff"/>
    </style:style>
    <style:style style:name="T25" style:family="text">
      <style:text-properties fo:language="ru" fo:country="RU" fo:background-color="transparent"/>
    </style:style>
    <style:style style:name="T26" style:family="text">
      <style:text-properties fo:language="ru" fo:country="RU" fo:font-style="italic" fo:font-weight="bold" style:font-style-asian="normal" style:font-weight-asian="bold" style:font-style-complex="normal" style:font-weight-complex="bold"/>
    </style:style>
    <style:style style:name="T27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fo:language="ru" fo:country="RU" fo:font-weight="bold" style:font-weight-asian="bold" style:font-weight-complex="bold"/>
    </style:style>
    <style:style style:name="T30" style:family="text">
      <style:text-properties fo:language="ru" fo:country="RU" fo:font-weight="bold" fo:background-color="#ffffff" style:font-weight-asian="bold" style:font-weight-complex="bold"/>
    </style:style>
    <style:style style:name="T31" style:family="text">
      <style:text-properties fo:language="ru" fo:country="RU" fo:font-weight="normal" style:font-weight-asian="normal" style:font-weight-complex="normal"/>
    </style:style>
    <style:style style:name="T32" style:family="text">
      <style:text-properties fo:language="ru" fo:country="RU" fo:font-weight="normal" fo:background-color="#ffffff" style:font-weight-asian="normal" style:font-weight-complex="normal"/>
    </style:style>
    <style:style style:name="T33" style:family="text">
      <style:text-properties fo:font-size="12pt" fo:language="uk" fo:country="UA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font-style="italic" fo:font-weight="bold" style:font-style-asian="italic" style:font-weight-asian="bold" style:font-style-complex="italic" style:font-weight-complex="bold"/>
    </style:style>
    <style:style style:name="T35" style:family="text">
      <style:text-properties fo:font-style="italic" fo:font-weight="bold" style:font-weight-asian="bold" style:font-weight-complex="bold"/>
    </style:style>
    <style:style style:name="T36" style:family="text">
      <style:text-properties fo:font-style="italic" fo:font-weight="bold" style:font-style-asian="normal" style:font-weight-asian="bold" style:font-style-complex="normal" style:font-weight-complex="bold"/>
    </style:style>
    <style:style style:name="T37" style:family="text">
      <style:text-properties fo:font-style="italic" fo:font-weight="bold" fo:background-color="#ffffff" style:font-style-asian="italic" style:font-weight-asian="bold" style:font-style-complex="italic" style:font-weight-complex="bold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background-color="transparent"/>
    </style:style>
    <style:style style:name="T40" style:family="text">
      <style:text-properties style:font-name="Times New Roman1" fo:font-size="12pt" fo:language="ru" fo:country="RU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style:font-name="Times New Roman1" fo:font-size="12pt" fo:language="ru" fo:country="RU" fo:font-style="italic" fo:font-weight="bold" fo:background-color="transparent" style:font-size-asian="12pt" style:font-style-asian="italic" style:font-weight-asian="bold" style:font-size-complex="12pt" style:font-style-complex="italic" style:font-weight-complex="bold"/>
    </style:style>
    <style:style style:name="T4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3" style:family="text">
      <style:text-properties style:use-window-font-color="true" fo:language="en" fo:country="US" fo:background-color="#ffffff"/>
    </style:style>
    <style:style style:name="T44" style:family="text">
      <style:text-properties style:use-window-font-color="true" fo:background-color="#ffffff"/>
    </style:style>
    <style:style style:name="T45" style:family="text">
      <style:text-properties style:use-window-font-color="true" fo:language="ru" fo:country="RU"/>
    </style:style>
    <style:style style:name="T46" style:family="text">
      <style:text-properties style:font-name="Times New Roman" style:font-name-asian="Times New Roman" style:font-name-complex="Times New Roman"/>
    </style:style>
    <style:style style:name="T47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none"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Frame">
      <style:graphic-properties fo:margin-left="0.318cm" fo:margin-right="0.318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wrap="none" style:vertical-pos="top" style:vertical-rel="paragraph" style:horizontal-pos="left" style:horizontal-rel="paragraph" fo:padding="0cm" fo:border="none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ole-draw-aspect="1"/>
    </style:style>
    <style:style style:name="fr1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Формула"/>
      </text:sequence-decls>
      <text:p text:style-name="Standard"><text:bookmark text:name="result_box"/><text:span text:style-name="T4">УДК 004.032.26, 519.766.23</text:span><text:span text:style-name="T1"> </text:span></text:p>
      <text:p text:style-name="P17"><text:span text:style-name="T13">Кузнецов</text:span> К.А., <text:span text:style-name="T13">Додатко</text:span> А.В.</text:p>
      <text:p text:style-name="P17">ДНУ (Украина)</text:p>
      <text:p text:style-name="P16"><text:span text:style-name="T2">МЕТОДЫ АДАПТИВНОГО ПРОЕКТИРОВАНИ</text:span><text:span text:style-name="T14">Я</text:span><text:span text:style-name="T2"> НЕЙРОННЫХ СЕТЕЙ ПРЯМОГО РАСПРОСТРАНЕНИЯ С КАСКАДНОЙ АРХИТЕКТУРОЙ</text:span></text:p>
      <text:p text:style-name="P32"><text:span text:style-name="T2">Даная работа посвящена разработке инструмента для автоматического подбора архитектуры нейронных сетей с помощью эволюционных алгоритмов. </text:span>Рассмотрены альтернативные способы представления архитектуры и алгоритмы обучения нейронных сетей каскадного типа.</text:p>
      <text:p text:style-name="P33"><draw:frame draw:style-name="fr1" draw:name="Врезка1" text:anchor-type="paragraph" svg:x="4.614cm" svg:y="3.558cm" svg:width="2.898cm" draw:z-index="26"><draw:text-box fo:min-height="6.74cm"><text:p text:style-name="Drawing"><draw:frame draw:style-name="fr6" draw:name="Графический объект1" text:anchor-type="paragraph" svg:x="0.004cm" svg:y="0.002cm" svg:width="2.725cm" style:rel-width="100%" svg:height="4.075cm" style:rel-height="scale" draw:z-index="27"><draw:image xlink:href="../pictures_thesis/1.jpg" xlink:type="simple" xlink:show="embed" xlink:actuate="onLoad"/></draw:frame>Рисунок<text:sequence text:ref-name="refDrawing0" text:name="Drawing" text:formula="ooow:Drawing+1" style:num-format="1">1</text:sequence>: Классическая архитектура для задачи XOR</text:p></draw:text-box></draw:frame><text:span text:style-name="T2">Нейронные сети с </text:span><text:span text:style-name="T24">неполиномиальными</text:span><text:span text:style-name="T2"> функциями активации являются широко используемым инструментом при решении задач аппроксимации функций. </text:span>В работе <text:span text:style-name="T18"><text:bibliography-mark text:identifier="HOR1" text:bibliography-type="article" text:author="Hornik K., Stinchcombe M., White H" text:journal="NeuralNetworks" text:pages="358-366" text:title="Multilayer feedforward networks are universal approximators" text:volume="2" text:year="1989">[HOR1]</text:bibliography-mark></text:span> <text:span text:style-name="T13">их универсальность </text:span>был<text:span text:style-name="T13">а</text:span> доказан<text:span text:style-name="T13">а</text:span> для ограниченных и непрерывных функций, а впоследствии эти результаты были <text:span text:style-name="T13">обобщен</text:span><text:span text:style-name="T23">ы</text:span> <text:span text:style-name="T18"><text:bibliography-mark text:identifier="LES1" text:bibliography-type="article" text:author="Leshno M., Schocken S" text:journal="Neural Networks" text:pages="861-867" text:title="Multilayer feedforward networks with non-polynomial activation functions can approximate any function" text:volume="6" text:year="1993">[LES1]</text:bibliography-mark></text:span> <text:span text:style-name="T13">и </text:span>для произвольных функций. <text:span text:style-name="T2">Традиционно для решения задач аппроксимации используют сети прямого распространения (Feedforward Neural Network, FNN). </text:span></text:p>
      <text:p text:style-name="P34"/>
      <text:p text:style-name="P33"><draw:frame draw:style-name="fr2" draw:name="Врезка2" text:anchor-type="paragraph" svg:x="8.364cm" svg:y="0.235cm" svg:width="3.36cm" draw:z-index="6"><draw:text-box fo:min-height="6.678cm"><text:p text:style-name="Drawing"><draw:frame draw:style-name="fr6" draw:name="Графический объект2" text:anchor-type="paragraph" svg:x="0.004cm" svg:y="0.002cm" svg:width="3.36cm" style:rel-width="100%" svg:height="3.942cm" style:rel-height="scale" draw:z-index="7"><draw:image xlink:href="../pictures_thesis/2.jpg" xlink:type="simple" xlink:show="embed" xlink:actuate="onLoad"/></draw:frame>Рисунок <text:sequence text:ref-name="refDrawing1" text:name="Drawing" text:formula="ooow:Drawing+1" style:num-format="1">2</text:sequence>: Архитектура для задачи XOR с каскадными <text:span text:style-name="T23">э</text:span>лементами</text:p></draw:text-box></draw:frame><text:span text:style-name="T2">В </text:span><text:span text:style-name="T19"><text:bibliography-mark text:identifier="BO1" text:bibliography-type="article" text:author="Boers E. J. W.,  Sprinkhuizen-Kuyper I" text:journal="Advances in the Neural Information Processing Systems" text:pages="153-183" text:publisher="MIT Press" text:title="Combined Biological Metaphors" text:year="2001">[BO1]</text:bibliography-mark></text:span><text:span text:style-name="T2"> показано, что для обучения обычной FNN сети (рис. </text:span><text:span text:style-name="T2"><text:sequence-ref text:reference-format="value" text:ref-name="refDrawing0">1</text:sequence-ref></text:span><text:span text:style-name="T2">) на задаче XOR требуется в 55 раз больше эпох, чем для сети с дополнительными прямыми связями между входными и выходным нейронами (рис. </text:span><text:span text:style-name="T2"><text:sequence-ref text:reference-format="value" text:ref-name="refDrawing1">2</text:sequence-ref></text:span><text:span text:style-name="T2">). </text:span>Таким образом, наличие прямых связей между несмежными слоями сети может существенно повысить скорость и качество её обучения. <text:span text:style-name="T2"><text:s/></text:span>Существует гипотеза, что такие связи устраняют плато в поверхности ошибки.</text:p>
      <text:p text:style-name="P33">Следовательно, очень важно найти наилучшую архитектуру для решения каждой конкретной задачи. <text:span text:style-name="T2">Для небольших задач или задач с известными решениями архитектуру сети можно разработать и вручную. Однако, когда речь идет о сложных задачах, не имеющих аналитического решения, найти оптимальную топологию сети вручную становится практически невозможно. </text:span></text:p>
      <text:p text:style-name="P38">Задача нахождения оптимальной архитектуры сети состоит из </text:p>
      <text:list xml:id="list43151394" text:style-name="L1">
        <text:list-item>
          <text:p text:style-name="P54">нахождения оптимальной топологии сети;</text:p>
        </text:list-item>
        <text:list-item>
          <text:p text:style-name="P54">подбора активационных функций нейронов в рамках данной топологии.</text:p>
        </text:list-item>
      </text:list>
      <text:p text:style-name="P25">В данной работе мы ограничились рассмотрением только первой задачи.</text:p>
      <text:p text:style-name="P28"><text:span text:style-name="T2">Традиционно для автоматического подбора топологии сети используются конструктивные и деструктивные алгоритмы. Одним из таких методов является метод каскадной корреляции </text:span><text:span text:style-name="T20"><text:bibliography-mark text:identifier="FMN1" text:bibliography-type="article" text:author="Fahlman S. E.,  Lebiere C." text:journal="Advances in Neural Information Processing Systems" text:pages="524-532" text:title="The Cascaded-correlation learning architecture" text:volume="2" text:year="1990">[FMN1]</text:bibliography-mark></text:span><text:span text:style-name="T2">. </text:span><text:span text:style-name="T44">Сеть, обучаемая по этому методу, имеет ряд преимуществ по сравнению с </text:span><text:span text:style-name="T43">FNN:</text:span></text:p>
      <text:list xml:id="list43142260" text:style-name="L2">
        <text:list-item>
          <text:p text:style-name="P55"><text:span text:style-name="T44">отсутствие обратного распространения повышает скорость и качество </text:span><text:soft-page-break/><text:span text:style-name="T44">обучения;</text:span></text:p>
        </text:list-item>
        <text:list-item>
          <text:p text:style-name="P58"><text:span text:style-name="T2">сеть сохраняет усвоенную ранее информацию </text:span><text:span text:style-name="T14">при</text:span><text:span text:style-name="T2"> повторном обучении, тем самым обеспечивая большую у</text:span><text:span text:style-name="T2">стойчивость;</text:span></text:p>
        </text:list-item>
        <text:list-item>
          <text:p text:style-name="P59">сеть автоматически определяет собственные размеры при обучении, тем самым предельно упрощая процесс проектирования.</text:p>
        </text:list-item>
      </text:list>
      <text:p text:style-name="P33"><text:span text:style-name="T45">Однако метод каскадной корреляции имеет и определенные недостатки. Топология сети имеет фрактальную природу, а решаемая задача определяет только её размер. </text:span>Таким образом, топология сети, построенная по методу каскадной корреляции, почти всегда <text:s/>неоптимальна.</text:p>
      <text:p text:style-name="P33">Использования как конструктивных, так и деструктивных методов обучения не достаточно для решения сложных проблем. В дальнейших исследованиях <text:bibliography-mark text:identifier="MONT1" text:bibliography-type="article" text:author="Montana D., Talib. S. Hussain " text:journal="Appl. Soft Comput." text:pages="433-444" text:title="Adaptive reconfiguration of data networks using genetic algorithms" text:volume="4(4)" text:year="2004">[MONT1]</text:bibliography-mark> были попытки применить для автоматического подбора архитектуры эволюционные, <text:s/>итерационные и др. алгоритмы. </text:p>
      <text:p text:style-name="P33">При автоматическом проектировании топологий сетей общей рекомендацией является уменьшение поискового пространства с помощью как можно более компактных схем кодирования топологий. С этой точки зрения, представление графа сети в виде матрицы смежности не является приемлемым. В <text:bibliography-mark text:identifier="BO1" text:bibliography-type="article" text:author="Boers E. J. W.,  Sprinkhuizen-Kuyper I" text:journal="Advances in the Neural Information Processing Systems" text:pages="153-183" text:publisher="MIT Press" text:title="Combined Biological Metaphors" text:year="2001">[BO1]</text:bibliography-mark> был предложен альтернативный способ представления топологии сети, основанный на L-системах. <text:span text:style-name="T39">Он позволяет получить топологию сети, описывая правила построения графа в виде формальной грамматики. </text:span><text:span text:style-name="T25">Очевидно, что это наиболее компактный способ описания</text:span><text:span text:style-name="T15"> </text:span><text:span text:style-name="T39">графов фрактальной природы.</text:span></text:p>
      <text:p text:style-name="P26">В грамматике, предложенной <text:bibliography-mark text:identifier="BO1" text:bibliography-type="article" text:author="Boers E. J. W.,  Sprinkhuizen-Kuyper I" text:journal="Advances in the Neural Information Processing Systems" text:pages="153-183" text:publisher="MIT Press" text:title="Combined Biological Metaphors" text:year="2001">[BO1]</text:bibliography-mark>, алфавит определяется следующим образом.</text:p>
      <text:list xml:id="list43151594" text:style-name="L3">
        <text:list-item>
          <text:p text:style-name="P60">Символы латинского алфавита используются для обозначения вершин. Они не обязаны быть уникальными – наличие идентификатора просто свидетельствует о наличии вершины.</text:p>
        </text:list-item>
        <text:list-item>
          <text:p text:style-name="P60">Целые числа используются для кодирования дуг ориентированного графа. <text:s/>Началом дуги является вершина, которая кодируется ближайшей буквой слева от обозначения этой дуги в выводе грамматики. Концом дуги является вершина, <text:s/>отстоящая в выводе грамматики от её начала на соответствующее число вершин.</text:p>
        </text:list-item>
        <text:list-item>
          <text:p text:style-name="P60">Квадратные скобки <text:span text:style-name="T3">[ ]</text:span>. Все, что находится между ними, считается изолированным подграфом, эквивалентным единственной вершине. </text:p>
        </text:list-item>
      </text:list>
      <text:p text:style-name="P47"><text:span text:style-name="T13">Назовем </text:span><text:span text:style-name="T29">входными слотами </text:span><text:span text:style-name="T31">подграфа </text:span><text:span text:style-name="T13">вершин</text:span><text:span text:style-name="T23">ы, имеющие входящие дуги из вершин, не принадлежащих этому подграфу. Соответственно, </text:span><text:span text:style-name="T29">выходными слотами</text:span><text:span text:style-name="T23"> назовем </text:span><text:span text:style-name="T13">вершин</text:span><text:span text:style-name="T23">ы, в которых \начинаются дуги, исходящие из этого подграфа.</text:span></text:p>
      <text:p text:style-name="P27"><text:span text:style-name="T23">Рассмотрим граф, закодированный следующим правилом вывода : </text:span><text:span text:style-name="T35">A12[C1D]01-1B</text:span><text:span text:style-name="T8">. </text:span><text:span text:style-name="T28">При использовании описанной выше грамматики возникает неопределенность в выборе входных и выходных слотов подграфа </text:span><text:span text:style-name="T36">[C1D]</text:span><text:span text:style-name="T26">. </text:span><text:span text:style-name="T42">Ниже </text:span><text:span text:style-name="T28">приведены наиболее распространенные варианты разрешения этой неоднозначности :</text:span></text:p>
      <text:list xml:id="list43167997" text:style-name="L4">
        <text:list-item>
          <text:p text:style-name="P57">все вершины подграфа считаются входными слотами;</text:p>
        </text:list-item>
        <text:list-item>
          <text:p text:style-name="P57">все вершины подграфа считаются выходными слотами;</text:p>
        </text:list-item>
        <text:list-item>
          <text:p text:style-name="P56"><text:span text:style-name="T42">все вершины подграфа, не имеющие входящих </text:span><text:span text:style-name="T16">дуг </text:span><text:span text:style-name="T42">из вершин данного подграфа</text:span><text:span text:style-name="T16">,</text:span><text:span text:style-name="T42"> считаются входными слотами</text:span><text:span text:style-name="T16">;</text:span></text:p>
        </text:list-item>
        <text:list-item>
          <text:p text:style-name="P56"><text:span text:style-name="T42">все вершины подграфа, не имеющие </text:span><text:span text:style-name="T16">ис</text:span><text:span text:style-name="T42">ходящих </text:span><text:span text:style-name="T16">дуг </text:span><text:span text:style-name="T42">в вершины данного подграфа</text:span><text:span text:style-name="T16">,</text:span><text:span text:style-name="T42"> считаются выходными слотами;</text:span></text:p>
        </text:list-item>
      </text:list>
      <text:p text:style-name="P35">Также эта грамматика имеет ограничение в один символ на длину идентификатора вершины.</text:p>
      <text:p text:style-name="P28">Для разрешения этих противоречий и ограничений нами были введены новые символы :</text:p>
      <text:list xml:id="list43162467" text:style-name="L5">
        <text:list-item>
          <text:p text:style-name="P61">Подчеркивание «_». Идентификатор вершины начинается с этого символа, за которым следует произвольное количество букв латинского алфавита.</text:p>
        </text:list-item>
        <text:list-item>
          <text:p text:style-name="P65"><text:span text:style-name="T23">Двоеточие «</text:span><text:span text:style-name="T27">:</text:span><text:span text:style-name="T23">» отделяет обозначения типа слота от идентификатора его </text:span><text:soft-page-break/><text:span text:style-name="T23">вершины.</text:span></text:p>
        </text:list-item>
        <text:list-item>
          <text:p text:style-name="P61"><text:span text:style-name="T23">Символы «</text:span><text:span text:style-name="T7">i», </text:span><text:span text:style-name="T23">«</text:span><text:span text:style-name="T7">o», </text:span><text:span text:style-name="T13">следующие за р</text:span><text:span text:style-name="T23">азделителем «</text:span><text:span text:style-name="T27">:</text:span><text:span text:style-name="T23">»</text:span><text:span text:style-name="T40">,</text:span><text:span text:style-name="T7"> </text:span><text:span text:style-name="T23">используются для </text:span><text:span text:style-name="T13">кодирования</text:span><text:span text:style-name="T23"> входных и выходных слотов вершины соответственно.</text:span></text:p>
        </text:list-item>
      </text:list>
      <text:p text:style-name="P33"><text:span text:style-name="T40">В модифицированной грамматике, цепочка вывода будет иметь вид </text:span><text:span text:style-name="T41">_A:i+1+2[_C:io+1_D:o]+0+1-1_B:o.</text:span><text:span text:style-name="T40"> В ней отсутствуют противоречия и она однозначно описывает следующий граф (рис. </text:span><text:span text:style-name="T40"><text:sequence-ref text:reference-format="value" text:ref-name="refDrawing2">3</text:sequence-ref></text:span><text:span text:style-name="T40">).</text:span></text:p>
      <text:p text:style-name="P36"><draw:frame draw:style-name="fr3" draw:name="Врезка5" text:anchor-type="paragraph" svg:x="2.475cm" svg:y="0cm" svg:width="13.09cm" draw:z-index="10"><draw:text-box fo:min-height="4.408cm"><text:p text:style-name="Drawing"><draw:frame draw:style-name="fr7" draw:name="Графический объект16" text:anchor-type="paragraph" svg:x="0.852cm" svg:y="0.213cm" svg:width="11.739cm" style:rel-width="89%" svg:height="3.533cm" style:rel-height="scale" draw:z-index="11"><draw:image xlink:href="../pictures/extended_grammar_sample1.png" xlink:type="simple" xlink:show="embed" xlink:actuate="onLoad"/></draw:frame>Рисунок <text:sequence text:ref-name="refDrawing2" text:name="Drawing" text:formula="ooow:Drawing+1" style:num-format="1">3</text:sequence>: Граф, соответствующий ц<text:span text:style-name="T39">епочке вывода</text:span></text:p></draw:text-box></draw:frame></text:p>
      <text:list xml:id="list43156352" text:style-name="L6">
        <text:list-header>
          <text:p text:style-name="P66">Сеть с каскадной архитектурой <text:span text:style-name="T13"><text:bibliography-mark text:identifier="FMN1" text:bibliography-type="article" text:author="Fahlman S. E.,  Lebiere C." text:journal="Advances in Neural Information Processing Systems" text:pages="524-532" text:title="The Cascaded-correlation learning architecture" text:volume="2" text:year="1990">[FMN1]</text:bibliography-mark></text:span><text:span text:style-name="T13"> </text:span>может быть описана так<text:span text:style-name="T13">ой</text:span> L-системой: </text:p>
        </text:list-header>
      </text:list>
      <text:p text:style-name="P3">G = &lt;N, T, P, S&gt; </text:p>
      <text:p text:style-name="P3">T = <text:span text:style-name="T7">{</text:span>c, d, b, _,:, i, o, [,]<text:span text:style-name="T7">}</text:span></text:p>
      <text:p text:style-name="P3">N = <text:span text:style-name="T7">{</text:span>INPUTS, LAYERS, OUTPUTS,A<text:span text:style-name="T7">}</text:span></text:p>
      <text:p text:style-name="P3">S = <text:span text:style-name="T7">{</text:span>_INPUTS: i +1 +2 _LAYERS +1 _OUTPUTS: o<text:span text:style-name="T7">}</text:span> </text:p>
      <text:p text:style-name="P3">P = <text:span text:style-name="T7">{</text:span></text:p>
      <text:p text:style-name="P3"><text:tab/>_INPUTS <text:span text:style-name="T46">→</text:span> [_c: io_d: io] </text:p>
      <text:p text:style-name="P3"><text:tab/>_LAYERS <text:span text:style-name="T46">→</text:span> [[_A: <text:span text:style-name="T7">i</text:span>o]: io +1 _b: io] </text:p>
      <text:p text:style-name="P3"><text:tab/>_A: <text:span text:style-name="T7">i</text:span>o <text:span text:style-name="T46">→</text:span> _b: io +1 [_A: io]: io</text:p>
      <text:p text:style-name="P8"><text:s text:c="6"/>}</text:p>
      <text:p text:style-name="Standard">После трехкратного применения правил к аксиоме получаем цепочку вывода: </text:p>
      <text:p text:style-name="P37">[_c: io_d: io]: i 1 2 [[_b: io +1 [_A: io]: io]: io +1 _b: io] +1 _OUTPUTS: o</text:p>
      <text:p text:style-name="P7"><text:span text:style-name="T23">описывающую граф на рис. </text:span><text:span text:style-name="T23"><text:sequence-ref text:reference-format="value" text:ref-name="refDrawing3">4</text:sequence-ref></text:span><text:span text:style-name="T23">. </text:span></text:p>
      <text:p text:style-name="P36"><draw:frame draw:style-name="fr2" draw:name="Врезка3" text:anchor-type="paragraph" svg:x="4.369cm" svg:y="0.245cm" svg:width="9.525cm" draw:z-index="8"><draw:text-box fo:min-height="6.324cm"><text:p text:style-name="Drawing"><draw:frame draw:style-name="fr6" draw:name="Графический объект3" text:anchor-type="paragraph" svg:x="0.004cm" svg:y="0.002cm" svg:width="9.525cm" style:rel-width="100%" svg:height="6.324cm" style:rel-height="scale" draw:z-index="9"><draw:image xlink:href="../pictures_thesis/demisio_edited.JPG" xlink:type="simple" xlink:show="embed" xlink:actuate="onLoad"/></draw:frame>Рисунок <text:sequence text:ref-name="refDrawing3" text:name="Drawing" text:formula="ooow:Drawing+1" style:num-format="1">4</text:sequence>: Каскадная сеть</text:p></draw:text-box></draw:frame></text:p>
      <text:p text:style-name="P33"><text:span text:style-name="T23">Вслед за </text:span><text:span text:style-name="T23"><text:bibliography-mark text:identifier="BO1" text:bibliography-type="article" text:author="Boers E. J. W.,  Sprinkhuizen-Kuyper I" text:journal="Advances in the Neural Information Processing Systems" text:pages="153-183" text:publisher="MIT Press" text:title="Combined Biological Metaphors" text:year="2001">[BO1]</text:bibliography-mark></text:span><text:span text:style-name="T23">, мы будем использовать эволюционные алгоритмы для автоматического подбора топологии нейронных сетей</text:span><text:span text:style-name="T7">. </text:span>В приведенной ниже таблице представлены эквивалентные значения терминов, <text:span text:style-name="T13">котор</text:span><text:span text:style-name="T23">ые</text:span> используются для описания подбора архитектуры сети и генетических алгоритмов. </text:p>
      <text:p text:style-name="P13">Таблица 1: Соответствие между генетическими алгоритмами и L-системами 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6">Генетические алгоритмы</text:p>
          </table:table-cell>
          <table:table-cell table:style-name="Таблица2.B1" office:value-type="string">
            <text:p text:style-name="P6">Подбор архитектуры сети </text:p>
          </table:table-cell>
        </table:table-row>
        <table:table-row table:style-name="Таблица2.1">
          <table:table-cell table:style-name="Таблица2.A2" office:value-type="string">
            <text:p text:style-name="P4">Хромосома</text:p>
          </table:table-cell>
          <table:table-cell table:style-name="Таблица2.B2" office:value-type="string">
            <text:p text:style-name="P4">L-система</text:p>
          </table:table-cell>
        </table:table-row>
        <table:table-row table:style-name="Таблица2.3">
          <table:table-cell table:style-name="Таблица2.A2" office:value-type="string">
            <text:p text:style-name="P4">Ген</text:p>
          </table:table-cell>
          <table:table-cell table:style-name="Таблица2.B2" office:value-type="string">
            <text:p text:style-name="P4">Правило L-системы,</text:p>
            <text:p text:style-name="P4">Аксиома L-системы </text:p>
          </table:table-cell>
        </table:table-row>
        <table:table-row table:style-name="Таблица2.4">
          <table:table-cell table:style-name="Таблица2.A2" office:value-type="string">
            <text:p text:style-name="P4">Приспособленность <text:span text:style-name="T7">(fitness)</text:span></text:p>
          </table:table-cell>
          <table:table-cell table:style-name="Таблица2.B2" office:value-type="string">
            <text:p text:style-name="P4">Ошибка на выходе сети (<text:span text:style-name="T7">M</text:span>SE)</text:p>
          </table:table-cell>
        </table:table-row>
        <table:table-row table:style-name="Таблица2.1">
          <table:table-cell table:style-name="Таблица2.A2" office:value-type="string">
            <text:p text:style-name="P4">Скрещивание (<text:span text:style-name="T7">c</text:span>rossover)</text:p>
          </table:table-cell>
          <table:table-cell table:style-name="Таблица2.B2" office:value-type="string">
            <text:p text:style-name="P4">Не используется </text:p>
          </table:table-cell>
        </table:table-row>
        <table:table-row table:style-name="Таблица2.6">
          <table:table-cell table:style-name="Таблица2.A2" office:value-type="string">
            <text:p text:style-name="P4">Мутация (<text:span text:style-name="T7">m</text:span>utation)</text:p>
          </table:table-cell>
          <table:table-cell table:style-name="Таблица2.B2" office:value-type="string">
            <text:list xml:id="list43163563" text:style-name="L7">
              <text:list-header>
                <text:p text:style-name="P67">Замена вершины на слой нейронов, бинарное дерево, цепочку или каскад</text:p>
              </text:list-header>
            </text:list>
          </table:table-cell>
        </table:table-row>
      </table:table>
      <text:p text:style-name="P10"/>
      <text:p text:style-name="P26">Для использования данной схемы кодирования топологии в генетическом алгоритме мы предлагаем ввести следующие операторы мутации: </text:p>
      <text:list xml:id="list43167320" text:style-name="L8">
        <text:list-item>
          <text:list>
            <text:list-header>
              <text:p text:style-name="P72">1. Замена вершины на слой нейронов.</text:p>
              <text:p text:style-name="P68">В L-систему вводится правило вида: </text:p>
            </text:list-header>
          </text:list>
        </text:list-item>
      </text:list>
      <text:p text:style-name="P48">Padd = (_b <text:span text:style-name="T46">→</text:span> [_x1: io_x2: io_x3: io]) </text:p>
      <text:p text:style-name="P29">Количество нейронов, на которые будет заменена вершина, выбирается случайно. С целью сокращения размерности пространства поиска, мы ограничили максимальное количество вершин в правой части этого правила пятью. </text:p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39"><draw:frame draw:style-name="fr8" draw:name="Графический объект5" text:anchor-type="paragraph" svg:x="2.933cm" svg:y="0.256cm" svg:width="1.893cm" svg:height="1.526cm" draw:z-index="0"><draw:image xlink:href="../pictures/mutation/vertex.png" xlink:type="simple" xlink:show="embed" xlink:actuate="onLoad"/></draw:frame></text:p>
          </table:table-cell>
          <table:table-cell table:style-name="Таблица4.B1" office:value-type="string">
            <text:p text:style-name="P39"><draw:frame draw:style-name="fr8" draw:name="Графический объект11" text:anchor-type="paragraph" svg:x="0.822cm" svg:y="0.136cm" svg:width="7.188cm" svg:height="1.711cm" draw:z-index="1"><draw:image xlink:href="../pictures/mutation/layer.png" xlink:type="simple" xlink:show="embed" xlink:actuate="onLoad"/></draw:frame></text:p>
          </table:table-cell>
        </table:table-row>
      </table:table>
      <text:p text:style-name="Standard"/>
      <text:p text:style-name="P5">2. <text:s/>Замена вершины на бинарное дерево. </text:p>
      <text:p text:style-name="P2">В L-систему вводится правило вида: </text:p>
      <text:p text:style-name="P49"><text:span text:style-name="T3">Padd = (_b </text:span>→<text:span text:style-name="T3"> [_x1: io 1 2 3 ... + N </text:span><text:span text:style-name="T3">_b1: io_b2: io_b3: io ... _bN: io])</text:span> </text:p>
      <text:p text:style-name="P28"><text:span text:style-name="T39">Аналогично оператору (1), количество нейронов, на которые будет заменена вершина, также случайно.</text:span> Максимальная арность <text:s/>дерева, вводимого в систему за одно применение оператора, составляет 3. </text:p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39"><draw:frame draw:style-name="fr8" draw:name="Графический объект12" text:anchor-type="paragraph" svg:x="2.764cm" svg:y="1.468cm" svg:width="1.893cm" svg:height="1.526cm" draw:z-index="2"><draw:image xlink:href="../pictures/mutation/vertex.png" xlink:type="simple" xlink:show="embed" xlink:actuate="onLoad"/></draw:frame></text:p>
          </table:table-cell>
          <table:table-cell table:style-name="Таблица3.B1" office:value-type="string">
            <text:p text:style-name="P39"><draw:frame draw:style-name="fr8" draw:name="Графический объект15" text:anchor-type="paragraph" svg:x="1.152cm" svg:y="0.06cm" svg:width="5.517cm" svg:height="4.099cm" draw:z-index="3"><draw:image xlink:href="../pictures/mutation/tree.png" xlink:type="simple" xlink:show="embed" xlink:actuate="onLoad"/></draw:frame></text:p>
          </table:table-cell>
        </table:table-row>
      </table:table>
      <text:p text:style-name="Standard"/>
      <text:list xml:id="list43153078" text:style-name="L9">
        <text:list-item>
          <text:p text:style-name="P69"><text:span text:style-name="T3">Замена вершины на каскад</text:span>.</text:p>
          <text:p text:style-name="P69">В L-систему вводится правило вида: </text:p>
        </text:list-item>
      </text:list>
      <text:p text:style-name="P50">Padd = (_b <text:span text:style-name="T46">→</text:span> [[_x: io]: i +1 _y: o]</text:p>
      <text:p text:style-name="P50"><text:tab/><text:tab/>_x: io <text:span text:style-name="T46">→</text:span> _y: io +1 [_x: io]: io) </text:p>
      <text:p text:style-name="P2">Описанные выше операторы мутации могут применяться только к терминалам грамматики.</text:p>
      <text:list xml:id="list43165351" text:style-name="L10">
        <text:list-item>
          <text:p text:style-name="P70"><text:soft-page-break/>Замена вершины на изолированную цепочку</text:p>
        </text:list-item>
      </text:list>
      <text:list xml:id="list43182059" text:continue-list="list43153078" text:style-name="L10">
        <text:list-header>
          <text:p text:style-name="P71">В L-систему вводится правило вида:</text:p>
        </text:list-header>
      </text:list>
      <text:p text:style-name="P9">Padd = _b <text:span text:style-name="T46">→[_b1:i+1_b2:o]</text:span>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Table_20_Contents"><draw:frame draw:style-name="fr9" draw:name="Графический объект9" text:anchor-type="paragraph" svg:width="6.641cm" svg:height="1.469cm" draw:z-index="20"><draw:image xlink:href="../pictures/mutation/chain_start.png" xlink:type="simple" xlink:show="embed" xlink:actuate="onLoad"/></draw:frame></text:p>
          </table:table-cell>
          <table:table-cell table:style-name="Таблица5.B1" office:value-type="string">
            <text:p text:style-name="Table_20_Contents"><draw:frame draw:style-name="fr10" draw:name="Графический объект10" text:anchor-type="paragraph" svg:width="8.306cm" svg:height="1.231cm" draw:z-index="21"><draw:image xlink:href="../pictures/mutation/iso_chain.png" xlink:type="simple" xlink:show="embed" xlink:actuate="onLoad"/></draw:frame></text:p>
          </table:table-cell>
        </table:table-row>
      </table:table>
      <text:p text:style-name="P2"/>
      <text:list xml:id="list43180703" text:continue-list="list43165351" text:style-name="L10">
        <text:list-item>
          <text:p text:style-name="P71"><text:span text:style-name="T3">Замена вершины на </text:span><text:span text:style-name="T29">открытую</text:span><text:span text:style-name="T3"> цепочку</text:span></text:p>
        </text:list-item>
      </text:list>
      <text:list xml:id="list43197434" text:continue-list="list43182059" text:style-name="L10">
        <text:list-header>
          <text:p text:style-name="P71">В L-систему вводится правило вида:</text:p>
        </text:list-header>
      </text:list>
      <text:p text:style-name="P9">Padd = _b <text:span text:style-name="T46">→[_b1:io+1_b2:io]</text:span></text:p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Table_20_Contents"><draw:frame draw:style-name="fr9" draw:name="Графический объект14" text:anchor-type="paragraph" svg:width="6.641cm" svg:height="1.348cm" draw:z-index="22"><draw:image xlink:href="../pictures/mutation/chain_start.png" xlink:type="simple" xlink:show="embed" xlink:actuate="onLoad"/></draw:frame></text:p>
          </table:table-cell>
          <table:table-cell table:style-name="Таблица9.B1" office:value-type="string">
            <text:p text:style-name="Table_20_Contents"><draw:frame draw:style-name="fr10" draw:name="Графический объект17" text:anchor-type="paragraph" svg:width="8.306cm" svg:height="1.93cm" draw:z-index="23"><draw:image xlink:href="../pictures/mutation/open_chain.png" xlink:type="simple" xlink:show="embed" xlink:actuate="onLoad"/></draw:frame></text:p>
          </table:table-cell>
        </table:table-row>
      </table:table>
      <text:p text:style-name="P28"><text:span text:style-name="T39">Для обучения сетей, имеющих прямые связи между несмежными слоями, был использован алгоритм случайного поиска </text:span><text:span text:style-name="T21"><text:bibliography-mark text:identifier="YUR1" text:bibliography-type="techreport" text:author="Yuret D." text:edition="Technical Report No. 1569" text:publisher="artificial intelligence laboratory" text:school="Massachusetts institute of technology" text:title="From Genetic Algorithms To Efficient Optimization" text:year="1994">[YUR1]</text:bibliography-mark></text:span><text:span text:style-name="T21">.</text:span><text:span text:style-name="T39"> </text:span><text:span text:style-name="T25">Его высокая скорость работы обеспечивается адаптацией </text:span><text:span text:style-name="T39">размера пробного шага к локальному характеру поверхности ошибки. Этот метод дал приемлемые результаты на простых задачах (задача </text:span><text:span text:style-name="T6">XOR</text:span><text:span text:style-name="T39">) но оказался</text:span> недостаточно эффективным для более сложных задач.</text:p>
      <text:p text:style-name="P28"><text:span text:style-name="T13">По</text:span><text:span text:style-name="T23">этому мы попытались</text:span> применить <text:span text:style-name="T34">Matlab Neural network toolbox</text:span> для обучения сетей с нестандартной топологией. Он <text:span text:style-name="T2">имеет возможность работы с сетями, имеющими каскадную архитектуру, в</text:span> частности, функцию <text:span text:style-name="T3">newcf</text:span> для создания каскадной сети. Для обучения таких сетей целесообразно использовать алгоритм <text:span text:style-name="T34">LMA</text:span> (<text:span text:style-name="T34">Levenberg-Marquardt backpropagation algorithm</text:span>). Однако функция <text:span text:style-name="T3">newcf</text:span> <text:span text:style-name="T13">всегда </text:span>создает полносвязную архитектуру, <text:span text:style-name="T13">т</text:span><text:span text:style-name="T2">о есть, к каждому слою сети подсоединены все предыдущие слои. </text:span>Следовательно, использование этой функции не<text:span text:style-name="T13">приемлемо</text:span> в рамках рассматриваемой задачи. Таким образом, возникает потребность самостоятельно конструировать необходимую архитектуру (<text:span text:style-name="T34">custom network</text:span>) в терминах объекта<text:span text:style-name="T34"> Matlab Neural Network </text:span>(для более подробной информации см. <text:span text:style-name="T33"><text:bibliography-mark text:identifier="MNNT Man" text:bibliography-type="www" text:booktitle="Matlab Neural Network toolbox manual" text:organizations="Mathworks" text:url="http://www.mathworks.com/access/helpdesk/help/toolbox/nnet/">[MNNT Man]</text:bibliography-mark></text:span>). </text:p>
      <text:p text:style-name="P15"><text:span text:style-name="T47">Особенности</text:span> <text:span text:style-name="T38">Matlab Neural network toolbox</text:span>.</text:p>
      <text:list xml:id="list43157814" text:style-name="L11">
        <text:list-item>
          <text:p text:style-name="P62">Если два слоя нейронов соединены <text:span text:style-name="T13">между собой</text:span>, то <text:span text:style-name="T13">настраиваются</text:span> <text:span text:style-name="T3">все </text:span>связи между их нейронами. Сети, рассмотренные в данной работе, не нуждаются в такой полной <text:span text:style-name="T13">связанности</text:span>. Наоборот, при их проектировании мы стараемся ее избежать. </text:p>
        </text:list-item>
        <text:list-item>
          <text:p text:style-name="P62"><text:span text:style-name="T47">Невозможно задать свойства (активационн</text:span><text:span text:style-name="T17">ую</text:span><text:span text:style-name="T47"> функци</text:span><text:span text:style-name="T17">ю</text:span><text:span text:style-name="T47">, "замораживание" весов и т.д.) для одного </text:span><text:span text:style-name="T17">конкретного</text:span><text:span text:style-name="T47"> нейрона в слое. Это можно сделать только для слоя в целом.</text:span> <text:span text:style-name="T2">Поэтому </text:span><text:span text:style-name="T24">мы предлагаем использовать сеть, каждый слой которой состоит из единственного нейрона.</text:span></text:p>
        </text:list-item>
      </text:list>
      <text:list xml:id="list43164178" text:style-name="L12">
        <text:list-item>
          <text:p text:style-name="P63">Функция инициализации слоев "<text:span text:style-name="T34">initnw</text:span>" не работает для сети, имеющей хотя бы один слой нейронов с пороговой (<text:span text:style-name="T34">hardlim, hardlims</text:span>) функцией актиации. <text:s/>Более того, даже сеть с удачной топологией может оказаться неэффективной при плохом выборе начальных весов связей.</text:p>
        </text:list-item>
      </text:list>
      <text:list xml:id="list43159250" text:style-name="L13">
        <text:list-item>
          <text:p text:style-name="P64">Нейроны входного слоя (<text:span text:style-name="T34">net.inputs</text:span>) не описываются в структурах (<text:span text:style-name="T34">net.layers</text:span>) и (<text:span text:style-name="T34">net.layerConnect</text:span>). Эти нейроны вынесены в отдельный слой с <text:s/>линейными активационными функциями. </text:p>
        </text:list-item>
      </text:list>
      <text:p text:style-name="P51">Таким образом, при проектировании в <text:span text:style-name="T10">Matlab</text:span> сетей с неслоистой архитектурой, мы предлагаем использовать матрицу смежности графа в качестве структуры <text:span text:style-name="T3">net.layerConnect</text:span>. <text:soft-page-break/>При этом необходимо инициализировать элементы матрицы <text:span text:style-name="T3">net.IW, </text:span><text:span text:style-name="T47">соответствующие входным нейронам,</text:span> значениями "<text:span text:style-name="T3">1</text:span>". Также следует запретить дальнейшее изменение этой матрицы, задав <text:span text:style-name="T10">net.inputWeights{i}</text:span><text:span text:style-name="T3">. Learn = 0 </text:span><text:span text:style-name="T23">для индекса </text:span><text:span text:style-name="T9">i</text:span><text:span text:style-name="T10"> </text:span><text:span text:style-name="T23">каждого входного нейрона</text:span><text:span text:style-name="T11">.</text:span></text:p>
      <text:p text:style-name="P52">Для оценки качества алгоритма автоматического подбора топологии нейронной сети будем использовать задачу «<text:span text:style-name="T34">Two Spiral problem</text:span>». Данная задача широко используется для сравнения эффективности алгоритмов обучения сетей <text:bibliography-mark text:identifier="FMN1" text:bibliography-type="article" text:author="Fahlman S. E.,  Lebiere C." text:journal="Advances in Neural Information Processing Systems" text:pages="524-532" text:title="The Cascaded-correlation learning architecture" text:volume="2" text:year="1990">[FMN1]</text:bibliography-mark> , так как считается что она сложна для <text:span text:style-name="T7">FNN </text:span>сетей. Тестовые данные можно получить, используя формулы</text:p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44"><draw:frame draw:style-name="fr12" draw:name="Объект1" text:anchor-type="as-char" svg:y="-1.677cm" svg:width="4.821cm" svg:height="1.462cm" draw:z-index="16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Таблица6.B1" office:value-type="string">
            <text:p text:style-name="P43"/>
            <text:p text:style-name="P43">(1)</text:p>
          </table:table-cell>
        </table:table-row>
      </table:table>
      <text:p text:style-name="P12">где</text:p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44"><draw:frame draw:style-name="fr13" draw:name="Объект2" text:anchor-type="as-char" svg:y="-0.743cm" svg:width="8.772cm" svg:height="1.012cm" draw:z-index="12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Таблица7.B1" office:value-type="string">
            <text:p text:style-name="P43">(2)</text:p>
            <text:p text:style-name="P43"/>
          </table:table-cell>
        </table:table-row>
      </table:table>
      <text:p text:style-name="P11"><text:span text:style-name="T11">R – </text:span><text:span text:style-name="T47">максимальный радиус спирали. </text:span><text:span text:style-name="T11">d – </text:span><text:span text:style-name="T47">параметр, регулирующий плотность расположения точек. Точка </text:span><text:span text:style-name="T11">(x, y) </text:span><text:span text:style-name="T47">будет относиться к первому классу, а точка (</text:span><text:span text:style-name="T11">-x, -y</text:span><text:span text:style-name="T47">) –</text:span><text:span text:style-name="T11"> </text:span><text:span text:style-name="T47">соответственно, ко второму. </text:span></text:p>
      <text:p text:style-name="P28">На рис. <text:sequence-ref text:reference-format="value" text:ref-name="refDrawing4">5</text:sequence-ref> представлены точки, составляющие обучающую выборку, <text:span text:style-name="T13">построенную </text:span><text:span text:style-name="T23">по</text:span><text:span text:style-name="T13"> </text:span><text:span text:style-name="T23">формулам (1) и (2). Точки первого класса на нем обозначены красным цветом, а точки второго класса - зеленым. </text:span><text:span text:style-name="T13">Тестовая </text:span><text:span text:style-name="T23">выборка для задачи представляет собой совокупность все</text:span><text:span text:style-name="T13">х</text:span><text:span text:style-name="T23"> точек <text:s/>плоскости.</text:span></text:p>
      <text:p text:style-name="Standard"><draw:frame draw:style-name="fr4" draw:name="Врезка11" text:anchor-type="paragraph" svg:width="12.562cm" draw:z-index="4"><draw:text-box fo:min-height="8.123cm"><text:p text:style-name="Drawing"><draw:frame draw:style-name="fr7" draw:name="Графический объект13" text:anchor-type="paragraph" svg:x="0.392cm" svg:y="0.213cm" svg:width="12.27cm" style:rel-width="86%" svg:height="9.165cm" style:rel-height="scale" draw:z-index="5"><draw:image xlink:href="../pictures/2Spiral/2Spiral.png" xlink:type="simple" xlink:show="embed" xlink:actuate="onLoad"/></draw:frame>Рисунок <text:sequence text:ref-name="refDrawing4" text:name="Drawing" text:formula="ooow:Drawing+1" style:num-format="1">5</text:sequence>: Исходные данные для задачи "Two spiral problem"</text:p></draw:text-box></draw:frame>В дальнейшем в иллюстрациях результатов будут использованы следующие цвета и обозначения : <text:s/></text:p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P46">Цвет</text:p>
            </table:table-cell>
            <table:table-cell table:style-name="Таблица1.B1" office:value-type="string">
              <text:p text:style-name="P45">Значення</text:p>
            </table:table-cell>
          </table:table-row>
        </table:table-header-rows>
        <table:table-row>
          <table:table-cell table:style-name="Таблица1.A2" office:value-type="string">
            <text:p text:style-name="P18">Красный</text:p>
          </table:table-cell>
          <table:table-cell table:style-name="Таблица1.B2" office:value-type="string">
            <text:p text:style-name="P20"><text:span text:style-name="T24">Изображения </text:span><text:span text:style-name="T30">тестовой </text:span><text:span text:style-name="T32">выборки, отнесенные сетью ко второму классу</text:span></text:p>
          </table:table-cell>
        </table:table-row>
        <table:table-row>
          <table:table-cell table:style-name="Таблица1.A2" office:value-type="string">
            <text:p text:style-name="P19">Зеленый</text:p>
          </table:table-cell>
          <table:table-cell table:style-name="Таблица1.B2" office:value-type="string">
            <text:p text:style-name="P20"><text:span text:style-name="T24">Изображения </text:span><text:span text:style-name="T30">тестовой </text:span><text:span text:style-name="T32">выборки, отнесенные сетью к первому классу</text:span></text:p>
          </table:table-cell>
        </table:table-row>
        <table:table-row>
          <table:table-cell table:style-name="Таблица1.A2" office:value-type="string">
            <text:p text:style-name="P42">Синий крест </text:p>
          </table:table-cell>
          <table:table-cell table:style-name="Таблица1.B2" office:value-type="string">
            <text:p text:style-name="P20"><text:span text:style-name="T24">Изображения </text:span><text:span text:style-name="T30">обучающей </text:span><text:span text:style-name="T32">выборки, отнесенные сетью ко второму классу</text:span></text:p>
          </table:table-cell>
        </table:table-row>
        <table:table-row>
          <table:table-cell table:style-name="Таблица1.A2" office:value-type="string">
            <text:p text:style-name="P31">Желтый плюс</text:p>
          </table:table-cell>
          <table:table-cell table:style-name="Таблица1.B2" office:value-type="string">
            <text:p text:style-name="P20"><text:span text:style-name="T2">Изображения </text:span><text:span text:style-name="T5">обучающей </text:span><text:span text:style-name="T32">выборки, отнесенные сетью к первому классу</text:span></text:p>
          </table:table-cell>
        </table:table-row>
      </table:table>
      <text:p text:style-name="P29"><text:soft-page-break/>Испытания проводились как на архитектурах, заданных вручную, так и на архитектурах, полученных в результате автоматического подбора. </text:p>
      <text:p text:style-name="P29">На ри<text:span text:style-name="T7">c. </text:span><text:sequence-ref text:reference-format="value" text:ref-name="refDrawing5">6</text:sequence-ref> изображена топология сети, предложенная для решения этой задачи <text:bibliography-mark text:identifier="YOU1" text:bibliography-type="article" text:author="WU Youshou, ZHAO Mingsheng" text:journal="SCIENCE  IN CHINA" text:school="Tsinghua University,  Beijing 100084, China " text:series="series F" text:title="A neuron model with trainable activation function and its MFNN  supervised learning" text:year="2001">[YOU1]</text:bibliography-mark><text:span text:style-name="T7">.</text:span></text:p>
      <text:p text:style-name="Text_20_body"><draw:frame draw:style-name="fr4" draw:name="Врезка7" text:anchor-type="paragraph" svg:width="16.999cm" draw:z-index="13"><draw:text-box fo:min-height="6.703cm"><text:p text:style-name="Drawing"><draw:frame draw:style-name="fr6" draw:name="Графический объект8" text:anchor-type="paragraph" svg:x="0.004cm" svg:y="0.002cm" svg:width="16.999cm" style:rel-width="100%" svg:height="6.703cm" style:rel-height="scale" draw:z-index="14"><draw:image xlink:href="../pictures/layered.jpg" xlink:type="simple" xlink:show="embed" xlink:actuate="onLoad"/></draw:frame>Рисунок <text:sequence text:ref-name="refDrawing5" text:name="Drawing" text:formula="ooow:Drawing+1" style:num-format="1">6</text:sequence>: Архитектура сети</text:p></draw:text-box></draw:frame>На рис. <text:sequence-ref text:reference-format="value" text:ref-name="refDrawing7">7</text:sequence-ref>, рис.<text:sequence-ref text:reference-format="value" text:ref-name="refDrawing6">8</text:sequence-ref>приведены результаты обучения этой сети и каскадной сети <text:bibliography-mark text:identifier="FMN1" text:bibliography-type="article" text:author="Fahlman S. E.,  Lebiere C." text:journal="Advances in Neural Information Processing Systems" text:pages="524-532" text:title="The Cascaded-correlation learning architecture" text:volume="2" text:year="1990">[FMN1]</text:bibliography-mark> с помощью алгоритма <text:span text:style-name="T9">LMA</text:span><text:span text:style-name="T7"> </text:span><text:span text:style-name="T23">из </text:span><text:span text:style-name="T10">Matlab</text:span><text:span text:style-name="T7"> </text:span><text:span text:style-name="T9">Neural Network toolbox</text:span><text:span text:style-name="T7">.</text:span></text:p>
      <text:p text:style-name="Standard"><draw:frame draw:style-name="fr3" draw:name="Врезка6" text:anchor-type="paragraph" svg:x="9.068cm" svg:y="0.023cm" svg:width="7.781cm" draw:z-index="18"><draw:text-box fo:min-height="8.117cm"><text:p text:style-name="Drawing"><draw:frame draw:style-name="fr11" draw:name="Графический объект6" text:anchor-type="paragraph" svg:width="7.377cm" svg:height="7.297cm" draw:z-index="19"><draw:image xlink:href="../pictures/cascade/cascade.png" xlink:type="simple" xlink:show="embed" xlink:actuate="onLoad"/></draw:frame>Рисунок <text:sequence text:ref-name="refDrawing6" text:name="Drawing" text:formula="ooow:Drawing+1" style:num-format="1">8</text:sequence>: Каскад из 16 слоёв</text:p></draw:text-box></draw:frame><draw:frame draw:style-name="fr5" draw:name="Врезка8" text:anchor-type="paragraph" svg:width="7.899cm" draw:z-index="15"><draw:text-box fo:min-height="8.2cm"><text:p text:style-name="Drawing"><draw:frame draw:style-name="fr9" draw:name="Графический объект7" text:anchor-type="paragraph" svg:width="7.414cm" svg:height="6.996cm" draw:z-index="17"><draw:image xlink:href="../pictures/layered/layered.png" xlink:type="simple" xlink:show="embed" xlink:actuate="onLoad"/></draw:frame>Рисунок <text:sequence text:ref-name="refDrawing7" text:name="Drawing" text:formula="ooow:Drawing+1" style:num-format="1">7</text:sequence>: Сеть из 4х слоев</text:p></draw:text-box></draw:frame>В результате применения автоматического подбора архитектуры и последующем сравнении их со статически заданными архитектурами были получены следующие результаты : </text:p>
      <text:p text:style-name="P30">Таблица 2 «Сравнительный анализ эффективности обучения»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string">
            <text:p text:style-name="P23">Сеть</text:p>
          </table:table-cell>
          <table:table-cell table:style-name="Таблица8.A1" office:value-type="string">
            <text:p text:style-name="P22">Количество</text:p>
            <text:p text:style-name="P21">нейронов </text:p>
          </table:table-cell>
          <table:table-cell table:style-name="Таблица8.A1" office:value-type="string">
            <text:p text:style-name="P14">Ошибка обучения <text:span text:style-name="T22">(MSE) </text:span></text:p>
          </table:table-cell>
          <table:table-cell table:style-name="Таблица8.D1" office:value-type="string">
            <text:p text:style-name="P21">Количество попыток мутации </text:p>
          </table:table-cell>
        </table:table-row>
        <table:table-row>
          <table:table-cell table:style-name="Таблица8.A2" office:value-type="string">
            <text:p text:style-name="P24"><text:span text:style-name="T2">Каскадная <text:s/>архитектура </text:span><text:span text:style-name="T13">(рис. </text:span><text:span text:style-name="T13"><text:sequence-ref text:reference-format="value" text:ref-name="refDrawing5">6</text:sequence-ref></text:span><text:span text:style-name="T13">)</text:span></text:p>
          </table:table-cell>
          <table:table-cell table:style-name="Таблица8.B2" office:value-type="float" office:value="16">
            <text:p text:style-name="P40">16</text:p>
          </table:table-cell>
          <table:table-cell table:style-name="Таблица8.A2" office:value-type="string">
            <text:p text:style-name="P40">0.000001</text:p>
          </table:table-cell>
          <table:table-cell table:style-name="Таблица8.D2" office:value-type="string">
            <text:p text:style-name="P41">N/A</text:p>
          </table:table-cell>
        </table:table-row>
        <table:table-row>
          <table:table-cell table:style-name="Таблица8.A2" office:value-type="string">
            <text:p text:style-name="P40">Ручная арх<text:span text:style-name="T23">и</text:span><text:span text:style-name="T13">тектура 1 (рис. </text:span><text:span text:style-name="T13"><text:sequence-ref text:reference-format="value" text:ref-name="refDrawing7">7</text:sequence-ref></text:span><text:span text:style-name="T13">)</text:span></text:p>
          </table:table-cell>
          <table:table-cell table:style-name="Таблица8.B2" office:value-type="float" office:value="13">
            <text:p text:style-name="P41">13</text:p>
          </table:table-cell>
          <table:table-cell table:style-name="Таблица8.A2" office:value-type="string">
            <text:p text:style-name="P40">0.058941</text:p>
          </table:table-cell>
          <table:table-cell table:style-name="Таблица8.D2" office:value-type="string">
            <text:p text:style-name="P41">N/A</text:p>
          </table:table-cell>
        </table:table-row>
        <table:table-row>
          <table:table-cell table:style-name="Таблица8.A2" office:value-type="string">
            <text:p text:style-name="P40"><text:span text:style-name="T13">Автоматическая арх</text:span><text:span text:style-name="T23">и</text:span><text:span text:style-name="T13">тектура 1 (рис. </text:span><text:span text:style-name="T13"><text:sequence-ref text:reference-format="value" text:ref-name="refDrawing8">9</text:sequence-ref></text:span><text:span text:style-name="T13">)</text:span></text:p>
          </table:table-cell>
          <table:table-cell table:style-name="Таблица8.B2" office:value-type="float" office:value="20">
            <text:p text:style-name="P41">20</text:p>
          </table:table-cell>
          <table:table-cell table:style-name="Таблица8.A2" office:value-type="string">
            <text:p text:style-name="P40">0.103743</text:p>
          </table:table-cell>
          <table:table-cell table:style-name="Таблица8.D4" office:value-type="float" office:value="34">
            <text:p text:style-name="P41">34</text:p>
          </table:table-cell>
        </table:table-row>
      </table:table>
      <text:h text:style-name="P73" text:outline-level="2"><draw:frame draw:style-name="fr3" draw:name="Врезка10" text:anchor-type="paragraph" svg:x="4.417cm" svg:y="0.106cm" svg:width="8.855cm" draw:z-index="24"><draw:text-box fo:min-height="8.059cm"><text:p text:style-name="Drawing"><draw:frame draw:style-name="fr11" draw:name="Графический объект4" text:anchor-type="paragraph" svg:width="8.543cm" svg:height="7.387cm" draw:z-index="25"><draw:image xlink:href="../pictures/evolutions/4_OK/result.png" xlink:type="simple" xlink:show="embed" xlink:actuate="onLoad"/></draw:frame>Рисунок <text:sequence text:ref-name="refDrawing8" text:name="Drawing" text:formula="ooow:Drawing+1" style:num-format="1">9</text:sequence>: Автоматический подбор</text:p></draw:text-box></draw:frame><text:soft-page-break/>Выводы </text:h>
      <text:p text:style-name="P28">Таким образом, в результате данной работы <text:span text:style-name="T23">был получен инструмент </text:span>для построения и дальнейшего обучения нейронных сетей прямого распространения с перекрестными связями. Для представления таких сетей была<text:span text:style-name="T2"> разработана компактная схема кодирования, основанная на </text:span><text:span text:style-name="T12">L-</text:span><text:span text:style-name="T24">системах</text:span><text:span text:style-name="T2">, пригодная для дальнейшего применения в эволюционных алгоритмах. Также была создана библиотека для преобразования нейросетей, представленных в виде G0L грам­матики или матрицы смежности графа топологии сети </text:span><text:span text:style-name="T14">в</text:span><text:span text:style-name="T2"> формат </text:span><text:span text:style-name="T37">Matlab neural network toolbox</text:span><text:span text:style-name="T2">.</text:span></text:p>
      <text:p text:style-name="P28"><text:span text:style-name="T2">Результаты, полученные в результате обучения сети с автоматически подобранной топо­логией, </text:span><text:span text:style-name="T14">несколько уступают</text:span><text:span text:style-name="T2"> результатам работы предложенных ранее сетей. Мы считаем, что это обусловлено </text:span><text:span text:style-name="T24">наличием ограничений максимального количества нейронов в сети и коли­чества переписываний. Результаты автоматического подбора также могут быть улучшены за счет более детального изучения архитектуры, предложенной данной системой, </text:span><text:span text:style-name="T2">более удачно­го выбора начальной архитектуры сети в зависимости от решаемой задачи или использовани­ем более сложных и эффективных эволюционных алгоритмов.</text:span></text:p>
      <text:p text:style-name="P28">Упомянутые недостатки компенсируются тем, что обучение и проектирование сети для произвольной задачи осуществляется без участия человека. <text:span text:style-name="T23">Рассмотренный в данной работе подход</text:span> позволяет существенно ускорить наиболее трудоемкую стадию разработки нейрон­ных сетей – проектирование их топологий.</text:p>
      <text:bibliography text:style-name="Sect1" text:protected="true" text:name="Библиография1">
        <text:bibliography-source>
          <text:index-title-template text:style-name="Bibliography_20_Heading">Список Литературы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Библиография1_Head">
            <text:p text:style-name="Bibliography_20_Heading">Список Литературы</text:p>
          </text:index-title>
          <text:p text:style-name="P53">HOR1: Hornik K., Stinchcombe M., White H, Multilayer feedforward networks are universal approximators, 1989</text:p>
          <text:p text:style-name="P53">LES1: Leshno M., Schocken S, Multilayer feedforward networks with non-polynomial activation functions can approximate any function, 1993</text:p>
          <text:p text:style-name="P53">BO1: Boers E. J. W.,  Sprinkhuizen-Kuyper I, Combined Biological Metaphors, 2001</text:p>
          <text:p text:style-name="P53">FMN1: Fahlman S. E.,  Lebiere C., The Cascaded-correlation learning architecture, 1990</text:p>
          <text:p text:style-name="P53">MONT1: Montana D., Talib. S. Hussain , Adaptive reconfiguration of data networks using genetic algorithms, 2004</text:p>
          <text:p text:style-name="P53">YUR1: Yuret D., From Genetic Algorithms To Efficient Optimization, 1994</text:p>
          <text:p text:style-name="P53">MNNT Man: , , , http://www.mathworks.com/access/helpdesk/help/toolbox/nnet/</text:p>
          <text:p text:style-name="P53">YOU1: WU Youshou, ZHAO Mingsheng, A neuron model with trainable activation function and its MFNN <text:s/>supervised learning, 2001</text:p>
        </text:index-body>
      </text:bibliography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indent="1cm" style:auto-text-indent="fals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Безымянный1" style:family="paragraph" style:parent-style-name="Standard">
      <style:paragraph-properties fo:margin-left="0cm" fo:margin-right="0cm" fo:text-indent="1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Формула" style:family="paragraph" style:parent-style-name="Caption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ru" fo:country="RU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1-09T12:54:42.67</meta:creation-date>
    <dc:date>2010-03-09T23:07:01.31</dc:date>
    <meta:editing-duration>PT22H42M20S</meta:editing-duration>
    <meta:editing-cycles>1401</meta:editing-cycles>
    <meta:generator>OpenOffice.org/3.2$Win32 OpenOffice.org_project/320m12$Build-9483</meta:generator>
    <meta:document-statistic meta:table-count="9" meta:image-count="17" meta:object-count="2" meta:page-count="9" meta:paragraph-count="155" meta:word-count="1987" meta:character-count="1491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/>
      <math:mtr>
        <math:mrow>
          <math:mrow>
            <math:mi>x</math:mi>
            <math:mo math:stretchy="false">=</math:mo>
            <math:mrow>
              <math:mi>r</math:mi>
              <math:mo math:stretchy="false">⋅</math:mo>
              <math:mi>cos</math:mi>
            </math:mrow>
          </math:mrow>
          <math:mrow>
            <math:mo math:stretchy="false">(</math:mo>
            <math:mo math:stretchy="false">α</math:mo>
            <math:mo math:stretchy="false">)</math:mo>
          </math:mrow>
          <math:mi>;</math:mi>
          <math:mrow>
            <math:mi>y</math:mi>
            <math:mo math:stretchy="false">=</math:mo>
            <math:mrow>
              <math:mi>r</math:mi>
              <math:mo math:stretchy="false">⋅</math:mo>
              <math:mi>sin</math:mi>
            </math:mrow>
          </math:mrow>
          <math:mrow>
            <math:mo math:stretchy="false">(</math:mo>
            <math:mo math:stretchy="false">α</math:mo>
            <math:mo math:stretchy="false">)</math:mo>
          </math:mrow>
          <math:mi>;</math:mi>
        </math:mrow>
      </math:mtr>
    </math:mtable>
    <math:annotation math:encoding="StarMath 5.0">newline
x = r cdot cos(%alpha); 
y = r cdot sin(%alpha);
newline

     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α</math:mo>
        <math:mo math:stretchy="false">=</math:mo>
        <math:mfrac>
          <math:mrow>
            <math:mi>k</math:mi>
            <math:mo math:stretchy="false">∗</math:mo>
            <math:mo math:stretchy="false">π</math:mo>
          </math:mrow>
          <math:mrow>
            <math:mn>16</math:mn>
            <math:mo math:stretchy="false">∗</math:mo>
            <math:mi>d</math:mi>
          </math:mrow>
        </math:mfrac>
      </math:mrow>
      <math:mi>,</math:mi>
      <math:mrow>
        <math:mi>r</math:mi>
        <math:mo math:stretchy="false">=</math:mo>
        <math:mfrac>
          <math:mrow>
            <math:mi>R</math:mi>
            <math:mo math:stretchy="false">∗</math:mo>
            <math:mrow>
              <math:mo math:stretchy="false">(</math:mo>
              <math:mrow>
                <math:mrow>
                  <math:mn>104</math:mn>
                  <math:mo math:stretchy="false">∗</math:mo>
                  <math:mi>d</math:mi>
                </math:mrow>
                <math:mo math:stretchy="false">−</math:mo>
                <math:mi>k</math:mi>
              </math:mrow>
              <math:mo math:stretchy="false">)</math:mo>
            </math:mrow>
          </math:mrow>
          <math:mrow>
            <math:mn>104</math:mn>
            <math:mo math:stretchy="false">∗</math:mo>
            <math:mi>d</math:mi>
          </math:mrow>
        </math:mfrac>
      </math:mrow>
      <math:mi>,</math:mi>
      <math:mrow>
        <math:mi>k</math:mi>
        <math:mo math:stretchy="false">∈</math:mo>
        <math:mfenced math:open="[" math:close="]">
          <math:mrow>
            <math:mn>0</math:mn>
            <math:mi>;</math:mi>
            <math:mrow>
              <math:mn>96</math:mn>
              <math:mo math:stretchy="false">⋅</math:mo>
              <math:mi>d</math:mi>
            </math:mrow>
          </math:mrow>
        </math:mfenced>
      </math:mrow>
      <math:mi>,</math:mi>
      <math:mrow>
        <math:mi>k</math:mi>
        <math:mo math:stretchy="false">∈</math:mo>
        <math:mi>Z</math:mi>
      </math:mrow>
    </math:mrow>
    <math:annotation math:encoding="StarMath 5.0">%alpha = {k * %pi} over {16 * d} , 
r = {R * (104 * d - k)} over {104 * d},

k in 
left [  
	0; 96 cdot d
right ],
k in Z 
</math:annotation>
  </math:semantics>
</math:math>
</file>